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2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84"/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2" table:default-cell-style-name="ce3"/>
        <table:table-column table:style-name="co4" table:default-cell-style-name="ce3"/>
        <table:table-column table:style-name="co4" table:number-columns-repeated="249" table:default-cell-style-name="Default"/>
        <table:table-row table:style-name="ro1">
          <table:table-cell office:value-type="string" calcext:value-type="string">
            <text:p>No de Control</text:p>
          </table:table-cell>
          <table:table-cell office:value-type="string" calcext:value-type="string">
            <text:p>Nombre Completo</text:p>
          </table:table-cell>
          <table:table-cell table:style-name="ce2" office:value-type="float" office:value="41708" calcext:value-type="float">
            <text:p>3/10/2014</text:p>
          </table:table-cell>
          <table:table-cell table:style-name="ce2" office:value-type="float" office:value="41709" calcext:value-type="float">
            <text:p>3/11/2014</text:p>
          </table:table-cell>
          <table:table-cell table:style-name="ce2" office:value-type="float" office:value="41710" calcext:value-type="float">
            <text:p>3/12/2014</text:p>
          </table:table-cell>
          <table:table-cell table:style-name="ce2" office:value-type="float" office:value="41711" calcext:value-type="float">
            <text:p>3/13/2014</text:p>
          </table:table-cell>
          <table:table-cell table:style-name="ce5" office:value-type="date" office:date-value="2014-03-18" calcext:value-type="date">
            <text:p>2014-03-18</text:p>
          </table:table-cell>
          <table:table-cell table:style-name="ce5" office:value-type="date" office:date-value="2014-03-19" calcext:value-type="date">
            <text:p>2014-03-1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quipos</text:p>
          </table:table-cell>
          <table:table-cell table:style-name="ce7" office:value-type="date" office:date-value="2014-04-01" calcext:value-type="date">
            <text:p>01/04/14</text:p>
          </table:table-cell>
          <table:table-cell table:style-name="ce7" office:value-type="date" office:date-value="2014-04-02" calcext:value-type="date">
            <text:p>02/04/14</text:p>
          </table:table-cell>
          <table:table-cell table:style-name="ce7" office:value-type="date" office:date-value="2014-04-03" calcext:value-type="date">
            <text:p>03/04/14</text:p>
          </table:table-cell>
          <table:table-cell table:style-name="ce7" office:value-type="date" office:date-value="2014-04-07" calcext:value-type="date">
            <text:p>07/04/14</text:p>
          </table:table-cell>
          <table:table-cell table:style-name="ce7" office:value-type="date" office:date-value="2014-04-08" calcext:value-type="date">
            <text:p>08/04/14</text:p>
          </table:table-cell>
          <table:table-cell table:number-columns-repeated="237"/>
        </table:table-row>
        <table:table-row table:style-name="ro2">
          <table:table-cell office:value-type="float" office:value="9161135" calcext:value-type="float">
            <text:p>9161135</text:p>
          </table:table-cell>
          <table:table-cell office:value-type="string" calcext:value-type="string">
            <text:p>BAUTISTA PEREZ CESAR ANTONIO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/>
          <table:table-cell table:number-columns-repeated="237"/>
        </table:table-row>
        <table:table-row table:style-name="ro2">
          <table:table-cell/>
          <table:table-cell office:value-type="string" calcext:value-type="string">
            <text:p>BAUTISTA SANTIAGO JOSÉ MANUEL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3">
          <table:table-cell office:value-type="float" office:value="9161140" calcext:value-type="float">
            <text:p>9161140</text:p>
          </table:table-cell>
          <table:table-cell office:value-type="string" calcext:value-type="string">
            <text:p>CABALLERO CANSECO ENRIQUE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office:value-type="float" office:value="9161142" calcext:value-type="float">
            <text:p>9161142</text:p>
          </table:table-cell>
          <table:table-cell office:value-type="string" calcext:value-type="string">
            <text:p>CARMONA OLIVERA LUIS IGNACIO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1">
          <table:table-cell/>
          <table:table-cell office:value-type="string" calcext:value-type="string">
            <text:p>CASTELLANOS MARTINEZ ALDO JESÚS</text:p>
          </table:table-cell>
          <table:table-cell table:number-columns-repeated="2"/>
          <table:table-cell table:style-name="ce4"/>
          <table:table-cell table:style-name="Default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155" calcext:value-type="float">
            <text:p>9161155</text:p>
          </table:table-cell>
          <table:table-cell office:value-type="string" calcext:value-type="string">
            <text:p>CRUZ AQUINO JESSICA MARGARIT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1734" calcext:value-type="float">
            <text:p>10161734</text:p>
          </table:table-cell>
          <table:table-cell office:value-type="string" calcext:value-type="string">
            <text:p>CUEVAS AGUERO STEPHANIE JOCELYN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/>
          <table:table-cell office:value-type="string" calcext:value-type="string">
            <text:p>GARCIA GARCIA GILBERT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1551" calcext:value-type="float">
            <text:p>10161551</text:p>
          </table:table-cell>
          <table:table-cell office:value-type="string" calcext:value-type="string">
            <text:p>GARCIA LABASTIDA MIGUEL ANG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40"/>
        </table:table-row>
        <table:table-row table:style-name="ro2">
          <table:table-cell office:value-type="float" office:value="9161177" calcext:value-type="float">
            <text:p>9161177</text:p>
          </table:table-cell>
          <table:table-cell office:value-type="string" calcext:value-type="string">
            <text:p>GARCIA RAMIREZ GERSON JAIR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10161739" calcext:value-type="float">
            <text:p>10161739</text:p>
          </table:table-cell>
          <table:table-cell office:value-type="string" calcext:value-type="string">
            <text:p>GOMEZ SANTOS GABRIELA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0924" calcext:value-type="float">
            <text:p>10160924</text:p>
          </table:table-cell>
          <table:table-cell office:value-type="string" calcext:value-type="string">
            <text:p>HERNANDEZ SANTIAGO EDWARD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161208" calcext:value-type="float">
            <text:p>9161208</text:p>
          </table:table-cell>
          <table:table-cell office:value-type="string" calcext:value-type="string">
            <text:p>JIMENEZ AQUINO JOSE FRANCISC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1743" calcext:value-type="float">
            <text:p>10161743</text:p>
          </table:table-cell>
          <table:table-cell office:value-type="string" calcext:value-type="string">
            <text:p>JIMENEZ LOPEZ YANELY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161211" calcext:value-type="float">
            <text:p>9161211</text:p>
          </table:table-cell>
          <table:table-cell office:value-type="string" calcext:value-type="string">
            <text:p>JIMENEZ SIBAJA JAIRO OSMAN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0976" calcext:value-type="float">
            <text:p>10160976</text:p>
          </table:table-cell>
          <table:table-cell office:value-type="string" calcext:value-type="string">
            <text:p>LOPEZ GUZMAN DAVI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0"/>
        </table:table-row>
        <table:table-row table:style-name="ro2">
          <table:table-cell office:value-type="float" office:value="10160978" calcext:value-type="float">
            <text:p>10160978</text:p>
          </table:table-cell>
          <table:table-cell office:value-type="string" calcext:value-type="string">
            <text:p>LOPEZ OJEDA CRISTINA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3">
          <table:table-cell office:value-type="float" office:value="9161221" calcext:value-type="float">
            <text:p>9161221</text:p>
          </table:table-cell>
          <table:table-cell office:value-type="string" calcext:value-type="string">
            <text:p>LOPEZ SALAZAR ELIZABETH SARAI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office:value-type="float" office:value="10160860" calcext:value-type="float">
            <text:p>10160860</text:p>
          </table:table-cell>
          <table:table-cell office:value-type="string" calcext:value-type="string">
            <text:p>MARTINEZ BAUTISTA KEVIN JONAS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730257" calcext:value-type="float">
            <text:p>9730257</text:p>
          </table:table-cell>
          <table:table-cell office:value-type="string" calcext:value-type="string">
            <text:p>MARTINEZ LOPEZ ISAAC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0861" calcext:value-type="float">
            <text:p>10160861</text:p>
          </table:table-cell>
          <table:table-cell office:value-type="string" calcext:value-type="string">
            <text:p>MARTINEZ MARTINEZ MANU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161228" calcext:value-type="float">
            <text:p>9161228</text:p>
          </table:table-cell>
          <table:table-cell office:value-type="string" calcext:value-type="string">
            <text:p>MARTINEZ OJEDA ANA JULIET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9161231" calcext:value-type="float">
            <text:p>9161231</text:p>
          </table:table-cell>
          <table:table-cell office:value-type="string" calcext:value-type="string">
            <text:p>MARTINEZ VELASCO ALBERTO BONIFACIO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161232" calcext:value-type="float">
            <text:p>9161232</text:p>
          </table:table-cell>
          <table:table-cell office:value-type="string" calcext:value-type="string">
            <text:p>MATEO AZCUNAGA MONICA ALICIA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161233" calcext:value-type="float">
            <text:p>9161233</text:p>
          </table:table-cell>
          <table:table-cell office:value-type="string" calcext:value-type="string">
            <text:p>MEDINA REYES MARCO ANTONIO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2">
          <table:table-cell office:value-type="float" office:value="9161234" calcext:value-type="float">
            <text:p>9161234</text:p>
          </table:table-cell>
          <table:table-cell office:value-type="string" calcext:value-type="string">
            <text:p>MENDEZ MENDEZ VERONIC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2">
          <table:table-cell office:value-type="float" office:value="9161236" calcext:value-type="float">
            <text:p>9161236</text:p>
          </table:table-cell>
          <table:table-cell office:value-type="string" calcext:value-type="string">
            <text:p>MENDEZ RUIZ DOMINGO URI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0866" calcext:value-type="float">
            <text:p>10160866</text:p>
          </table:table-cell>
          <table:table-cell office:value-type="string" calcext:value-type="string">
            <text:p>MENDIOLA SARABIO BERNARDO</text:p>
          </table:table-cell>
          <table:table-cell/>
          <table:table-cell table:style-name="Default"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10160870" calcext:value-type="float">
            <text:p>10160870</text:p>
          </table:table-cell>
          <table:table-cell office:value-type="string" calcext:value-type="string">
            <text:p>MORALES LORENZO AGUSTIN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0871" calcext:value-type="float">
            <text:p>10160871</text:p>
          </table:table-cell>
          <table:table-cell office:value-type="string" calcext:value-type="string">
            <text:p>MORALES MORALES WILLIAMS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4">
          <table:table-cell office:value-type="float" office:value="9161248" calcext:value-type="float">
            <text:p>9161248</text:p>
          </table:table-cell>
          <table:table-cell office:value-type="string" calcext:value-type="string">
            <text:p>OLIVERA CRUZ VLADIMIR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161254" calcext:value-type="float">
            <text:p>9161254</text:p>
          </table:table-cell>
          <table:table-cell office:value-type="string" calcext:value-type="string">
            <text:p>PALACIOS LOPEZ JOSE ALEJANDRO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1014" calcext:value-type="float">
            <text:p>10161014</text:p>
          </table:table-cell>
          <table:table-cell office:value-type="string" calcext:value-type="string">
            <text:p>PEREZ PERALTA MAURICIO ALEJANDR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1701" calcext:value-type="float">
            <text:p>10161701</text:p>
          </table:table-cell>
          <table:table-cell office:value-type="string" calcext:value-type="string">
            <text:p>PEREZ PEREZ ALEJANDRO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1703" calcext:value-type="float">
            <text:p>10161703</text:p>
          </table:table-cell>
          <table:table-cell office:value-type="string" calcext:value-type="string">
            <text:p>PINACHO GARCIA GIBRAN ELEACID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161274" calcext:value-type="float">
            <text:p>9161274</text:p>
          </table:table-cell>
          <table:table-cell office:value-type="string" calcext:value-type="string">
            <text:p>RODRIGUEZ MARTINEZ LUIS FELIPE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1"/>
        </table:table-row>
        <table:table-row table:style-name="ro2">
          <table:table-cell office:value-type="float" office:value="9161277" calcext:value-type="float">
            <text:p>9161277</text:p>
          </table:table-cell>
          <table:table-cell office:value-type="string" calcext:value-type="string">
            <text:p>ROMUALDO TOSCANO ELEUTERIO</text:p>
          </table:table-cell>
          <table:table-cell/>
          <table:table-cell table:style-name="Default"/>
          <table:table-cell table:number-columns-repeated="2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10161715" calcext:value-type="float">
            <text:p>10161715</text:p>
          </table:table-cell>
          <table:table-cell office:value-type="string" calcext:value-type="string">
            <text:p>RUIZ GARCIA EDGARDO JESUS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1724" calcext:value-type="float">
            <text:p>10161724</text:p>
          </table:table-cell>
          <table:table-cell office:value-type="string" calcext:value-type="string">
            <text:p>SANCHEZ CAMACHO KARLA PAOL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161287" calcext:value-type="float">
            <text:p>9161287</text:p>
          </table:table-cell>
          <table:table-cell office:value-type="string" calcext:value-type="string">
            <text:p>SANCHEZ CRUZ JONATAN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9161289" calcext:value-type="float">
            <text:p>9161289</text:p>
          </table:table-cell>
          <table:table-cell office:value-type="string" calcext:value-type="string">
            <text:p>SANCHEZ GARCIA DIONY SHURIANETH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161296" calcext:value-type="float">
            <text:p>9161296</text:p>
          </table:table-cell>
          <table:table-cell office:value-type="string" calcext:value-type="string">
            <text:p>SANTIAGO OREA AZUCENA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9161298" calcext:value-type="float">
            <text:p>9161298</text:p>
          </table:table-cell>
          <table:table-cell office:value-type="string" calcext:value-type="string">
            <text:p>SANTOS GONZALEZ MIGUEL ANGEL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1">
          <table:table-cell table:style-name="Default" table:number-columns-repeated="7"/>
          <table:table-cell table:number-columns-repeated="2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 style:data-style-name="N2" text:time-value="0000-00-00T08:40:28.0070798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8T10:12:40.713127170</dc:date>
    <meta:editing-duration>P1DT1H39M50S</meta:editing-duration>
    <meta:editing-cycles>21</meta:editing-cycles>
    <meta:generator>LibreOffice/4.1.5.3$Linux_X86_64 LibreOffice_project/dbb87467d9d224568a09b07561d0bf594c7de06</meta:generator>
    <meta:document-statistic meta:table-count="1" meta:cell-count="623" meta:object-count="0"/>
  </office:meta>
</office:document-meta>
</file>